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5cm" fo:min-width="3.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cm" fo:min-width="3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cm" fo:min-width="3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P1" style:family="paragraph">
      <loext:graphic-properties draw:fill="none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1pt" style:font-size-asian="11pt" style:font-size-complex="11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5.75cm" svg:x="0.7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5.75cm" svg:x="4.5cm" svg:y="5.7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75cm" svg:y1="6.75cm" svg:x2="8.5cm" svg:y2="6.75cm">
          <text:p/>
        </draw:line>
        <draw:frame draw:style-name="gr4" draw:text-style-name="P3" draw:layer="layout" svg:width="2.957cm" svg:height="0.725cm" svg:x="1.25cm" svg:y="5.775cm">
          <draw:text-box>
            <text:p text:style-name="P2"><text:span text:style-name="T1">Accumulated</text:span></text:p>
          </draw:text-box>
        </draw:frame>
        <draw:frame draw:style-name="gr4" draw:text-style-name="P3" draw:layer="layout" svg:width="1.518cm" svg:height="0.725cm" svg:x="5.25cm" svg:y="5.75cm">
          <draw:text-box>
            <text:p text:style-name="P2"><text:span text:style-name="T1">value</text:span></text:p>
          </draw:text-box>
        </draw:frame>
        <draw:frame draw:style-name="gr4" draw:text-style-name="P4" draw:layer="layout" svg:width="8.16cm" svg:height="0.763cm" svg:x="1cm" svg:y="1.75cm">
          <draw:text-box>
            <text:p text:style-name="P2"><text:span text:style-name="T2">List&lt;String&gt; list = List.of(“h”,”a”,”r”,”i”);</text:span></text:p>
          </draw:text-box>
        </draw:frame>
        <draw:frame draw:style-name="gr5" draw:text-style-name="P5" draw:layer="layout" svg:width="12.077cm" svg:height="0.933cm" svg:x="0cm" svg:y="2.75cm">
          <draw:text-box>
            <text:p text:style-name="P2"><text:span text:style-name="T3">String res = list.strea().reduce(“hello“(acc,val) -&gt; acc+val);</text:span></text:p>
          </draw:text-box>
        </draw:frame>
        <draw:frame draw:style-name="gr4" draw:text-style-name="P3" draw:layer="layout" svg:width="1.399cm" svg:height="0.725cm" svg:x="1.164cm" svg:y="7cm">
          <draw:text-box>
            <text:p text:style-name="P6"><text:span text:style-name="T1">hello</text:span></text:p>
          </draw:text-box>
        </draw:frame>
        <draw:frame draw:style-name="gr6" draw:text-style-name="P3" draw:layer="layout" svg:width="0.739cm" svg:height="0.975cm" svg:x="5.25cm" svg:y="7cm">
          <draw:text-box>
            <text:p text:style-name="P2"><text:span text:style-name="T1">h</text:span></text:p>
          </draw:text-box>
        </draw:frame>
        <draw:frame draw:style-name="gr7" draw:text-style-name="P3" draw:layer="layout" svg:width="1.887cm" svg:height="0.725cm" svg:x="1.25cm" svg:y="8.25cm">
          <draw:text-box>
            <text:p text:style-name="P2"><text:span text:style-name="T1">helloh</text:span></text:p>
          </draw:text-box>
        </draw:frame>
        <draw:frame draw:style-name="gr8" draw:text-style-name="P7" draw:layer="layout" svg:width="1.095cm" svg:height="1.212cm" svg:x="5cm" svg:y="8cm">
          <draw:text-box>
            <text:p text:style-name="P2"><text:s/><text:span text:style-name="T1">a</text:span></text:p>
          </draw:text-box>
        </draw:frame>
        <draw:frame draw:style-name="gr4" draw:text-style-name="P3" draw:layer="layout" svg:width="1.874cm" svg:height="0.725cm" svg:x="1.25cm" svg:y="9.25cm">
          <draw:text-box>
            <text:p text:style-name="P2"><text:span text:style-name="T1">helloha</text:span></text:p>
          </draw:text-box>
        </draw:frame>
        <draw:frame draw:style-name="gr4" draw:text-style-name="P3" draw:layer="layout" svg:width="0.642cm" svg:height="0.725cm" svg:x="5.25cm" svg:y="9.25cm">
          <draw:text-box>
            <text:p text:style-name="P2"><text:span text:style-name="T1">r</text:span></text:p>
          </draw:text-box>
        </draw:frame>
        <draw:frame draw:style-name="gr4" draw:text-style-name="P3" draw:layer="layout" svg:width="2.013cm" svg:height="0.725cm" svg:x="1.237cm" svg:y="10.25cm">
          <draw:text-box>
            <text:p text:style-name="P2"><text:span text:style-name="T1">hellohar</text:span></text:p>
          </draw:text-box>
        </draw:frame>
        <draw:frame draw:style-name="gr8" draw:text-style-name="P7" draw:layer="layout" svg:width="1.023cm" svg:height="1.212cm" svg:x="5cm" svg:y="10cm">
          <draw:text-box>
            <text:p text:style-name="P2"><text:s/><text:span text:style-name="T1">i</text:span></text:p>
          </draw:text-box>
        </draw:frame>
        <draw:custom-shape draw:style-name="gr9" draw:text-style-name="P1" draw:layer="layout" svg:width="3.75cm" svg:height="1.25cm" svg:x="0.75cm" svg:y="11.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25cm" svg:height="0.75cm" svg:x="1cm" svg:y="11.75cm">
          <draw:text-box draw:corner-radius="0.106cm">
            <text:p text:style-name="P2"><text:span text:style-name="T1">h</text:span><text:span text:style-name="T1">e</text:span><text:span text:style-name="T1">ll</text:span><text:span text:style-name="T1">o</text:span><text:span text:style-name="T1">h</text:span><text:span text:style-name="T1">a</text:span><text:span text:style-name="T1">ri</text:span></text:p>
          </draw:text-box>
        </draw:frame>
        <draw:frame draw:style-name="gr4" draw:text-style-name="P3" draw:layer="layout" svg:width="10.069cm" svg:height="0.725cm" svg:x="0.527cm" svg:y="3.841cm">
          <draw:text-box>
            <text:p text:style-name="P2"><text:span text:style-name="T1">Whatever the value that value store in accumula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20:25:01.645007777</meta:creation-date>
    <dc:date>2023-07-04T20:40:09.239586053</dc:date>
    <meta:editing-duration>PT4M16S</meta:editing-duration>
    <meta:editing-cycles>1</meta:editing-cycles>
    <meta:document-statistic meta:object-count="18"/>
    <meta:generator>LibreOffice/7.3.7.2$Linux_X86_64 LibreOffice_project/30$Build-2</meta:generator>
  </office:meta>
</office:document-meta>
</file>